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0693in" fo:margin-bottom="0.0693in" fo:line-height="100%" style:page-number="auto"/>
      <style:text-properties style:font-name="Times New Roman" fo:font-size="12pt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in Deutschland: Flüchtlinge erzählen | Die Reportage | NDR </text:h>
      <text:section text:style-name="Sect1" text:name="TextSection">
        <text:p text:style-name="Standard">Wortschatzliste - Kennen Sie schon? Oder raten Sie zuerst.</text:p>
        <text:list xml:id="list129008838912966260" text:style-name="WWNum1">
          <text:list-item>
            <text:p text:style-name="P2">Erleichtern = to relieve</text:p>
          </text:list-item>
          <text:list-item>
            <text:p text:style-name="P2">der Eindruck = trip</text:p>
          </text:list-item>
          <text:list-item>
            <text:p text:style-name="P2">verwickeln =caught up</text:p>
          </text:list-item>
          <text:list-item>
            <text:p text:style-name="P2">nachholen = </text:p>
          </text:list-item>
          <text:list-item>
            <text:p text:style-name="P2">dringend = urgent</text:p>
          </text:list-item>
          <text:list-item>
            <text:p text:style-name="P2">schaffen =</text:p>
          </text:list-item>
          <text:list-item>
            <text:p text:style-name="P2">die Flucht = escape</text:p>
          </text:list-item>
          <text:list-item>
            <text:p text:style-name="P2">die Hoffnung = hope</text:p>
          </text:list-item>
          <text:list-item>
            <text:p text:style-name="P2">überzeugen = </text:p>
          </text:list-item>
          <text:list-item>
            <text:p text:style-name="P2">die Stimmung = atmosphere</text:p>
          </text:list-item>
          <text:list-item>
            <text:p text:style-name="P2">die Ersatzmutter = ??</text:p>
          </text:list-item>
          <text:list-item>
            <text:p text:style-name="P2">beeindruckt = excited</text:p>
          </text:list-item>
          <text:list-item>
            <text:p text:style-name="P2">die Sauerei = salary</text:p>
          </text:list-item>
          <text:list-item>
            <text:p text:style-name="P2">sich um etwas kümmern = to care for</text:p>
          </text:list-item>
          <text:list-item>
            <text:p text:style-name="P2">die Folgen = persecution</text:p>
          </text:list-item>
          <text:list-item>
            <text:p text:style-name="P2">verdecken = to put on</text:p>
          </text:list-item>
          <text:list-item>
            <text:p text:style-name="P2">gläubig = religious/faithful</text:p>
          </text:list-item>
          <text:list-item>
            <text:p text:style-name="P2">die Gemeinde = church group?</text:p>
          </text:list-item>
          <text:list-item>
            <text:p text:style-name="P2">Weinen = cry</text:p>
          </text:list-item>
          <text:list-item>
            <text:p text:style-name="P2">sich melden = to get used to</text:p>
          </text:list-item>
          <text:list-item>
            <text:p text:style-name="P2">die Grenze = border</text:p>
          </text:list-item>
          <text:list-item>
            <text:p text:style-name="P2">bewundern = admire</text:p>
          </text:list-item>
          <text:list-item>
            <text:p text:style-name="P2">rücksichtslos = </text:p>
          </text:list-item>
          <text:list-item>
            <text:p text:style-name="P2">Nichtstun = </text:p>
          </text:list-item>
          <text:list-item>
            <text:p text:style-name="P2">die Sicherheit =</text:p>
          </text:list-item>
          <text:list-item>
            <text:p text:style-name="P2">die Gefahr =</text:p>
          </text:list-item>
          <text:list-item>
            <text:p text:style-name="P2">versprochenes Taschengeld = </text:p>
          </text:list-item>
          <text:list-item>
            <text:p text:style-name="P2">die Belastung = </text:p>
          </text:list-item>
          <text:list-item>
            <text:p text:style-name="P2">das Gewehr = </text:p>
          </text:list-item>
          <text:list-item>
            <text:p text:style-name="P2">ers<text:bookmark text:name="_GoBack"/>chöpft =</text:p>
          </text:list-item>
          <text:list-item>
            <text:p text:style-name="P2">die aktuellen Nachrichten =</text:p>
          </text:list-item>
          <text:list-item>
            <text:p text:style-name="P2">behandeln = </text:p>
          </text:list-item>
        </text:list>
        <text:p text:style-name="No_20_Spacing">Und jetzt schlagen Sie nach….</text:p>
        <text:p text:style-name="Standard"/>
        <text:list xml:id="list1529619727256609286" text:style-name="WWNum2">
          <text:list-item>
            <text:p text:style-name="P3">Erleichtern = to facilitate</text:p>
          </text:list-item>
          <text:list-item>
            <text:p text:style-name="P3">der Eindruck = impression</text:p>
          </text:list-item>
          <text:list-item>
            <text:p text:style-name="P3">verwickeln = to entangle/involve</text:p>
          </text:list-item>
          <text:list-item>
            <text:p text:style-name="P3">nachholen =to catch up on</text:p>
          </text:list-item>
          <text:list-item>
            <text:p text:style-name="P3">dringend =urgent</text:p>
          </text:list-item>
          <text:list-item>
            <text:p text:style-name="P3">schaffen =toto accomplish</text:p>
          </text:list-item>
          <text:list-item>
            <text:p text:style-name="P3">die Flucht =escape</text:p>
          </text:list-item>
          <text:list-item>
            <text:p text:style-name="P3">die Hoffnung =hope</text:p>
          </text:list-item>
          <text:list-item>
            <text:p text:style-name="P3">überzeugen = to persuade</text:p>
          </text:list-item>
          <text:list-item>
            <text:p text:style-name="P3">die Stimmung =atmosphere</text:p>
          </text:list-item>
          <text:list-item>
            <text:p text:style-name="P3">die Ersatzmutter =adopted mother</text:p>
          </text:list-item>
          <text:list-item>
            <text:p text:style-name="P3">beeindruckt =impressed</text:p>
          </text:list-item>
          <text:list-item>
            <text:p text:style-name="P3">die Sauerei = mess</text:p>
          </text:list-item>
          <text:list-item>
            <text:p text:style-name="P3">sich um etwas kümmern = to take care of</text:p>
          </text:list-item>
          <text:list-item>
            <text:p text:style-name="P3">die Folgen = aftermath</text:p>
          </text:list-item>
          <text:list-item>
            <text:p text:style-name="P3">verdecken =to mask</text:p>
          </text:list-item>
          <text:list-item>
            <text:p text:style-name="P3">gläubig =faithful</text:p>
          </text:list-item>
          <text:list-item>
            <text:p text:style-name="P3">die Gemeinde = community</text:p>
          </text:list-item>
          <text:list-item>
            <text:p text:style-name="P3">weinen =to cry</text:p>
          </text:list-item>
          <text:list-item>
            <text:p text:style-name="P3"><text:soft-page-break/>sich melden = to get used to</text:p>
          </text:list-item>
          <text:list-item>
            <text:p text:style-name="P3">die Grenze = borded</text:p>
          </text:list-item>
          <text:list-item>
            <text:p text:style-name="P3">bewundern =to admire</text:p>
          </text:list-item>
          <text:list-item>
            <text:p text:style-name="P3">rücksichtslos = ruthless</text:p>
          </text:list-item>
          <text:list-item>
            <text:p text:style-name="P3">Nichtstun = nothing to do</text:p>
          </text:list-item>
          <text:list-item>
            <text:p text:style-name="P3">die Sicherheit = safety</text:p>
          </text:list-item>
          <text:list-item>
            <text:p text:style-name="P3">die Gefahr = danger</text:p>
          </text:list-item>
          <text:list-item>
            <text:p text:style-name="P3">versprochenes Taschengeld = </text:p>
          </text:list-item>
          <text:list-item>
            <text:p text:style-name="P3">die Belastung = strain</text:p>
          </text:list-item>
          <text:list-item>
            <text:p text:style-name="P3">das Gewehr = gun</text:p>
          </text:list-item>
          <text:list-item>
            <text:p text:style-name="P3">erschöpft =exhausted</text:p>
          </text:list-item>
          <text:list-item>
            <text:p text:style-name="P3">die aktuellen Nachrichten = <text:s/>current news</text:p>
          </text:list-item>
          <text:list-item>
            <text:p text:style-name="P3">behandeln = to handle</text:p>
          </text:list-item>
        </text:list>
      </text:section>
      <text:section text:style-name="Sect2" text:name="Section1">
        <text:p text:style-name="Standard"/>
        <text:p text:style-name="Standard"/>
        <text:p text:style-name="Standard"/>
        <text:p text:style-name="Standard"/>
        <text:p text:style-name="Standard"/>
        <text:p text:style-name="Standard">Diskussionsfragen:</text:p>
        <text:list xml:id="list1639782366744838037" text:style-name="WWNum3">
          <text:list-item>
            <text:p text:style-name="P4">Erzählen Sie mal kurz die Situationen von den Jungs aus Syrien und die Frau aus Eritrea mit Hilfe der Wortschatzliste</text:p>
          </text:list-item>
          <text:list-item>
            <text:p text:style-name="P4">Wie sind die Erlebnisse von beiden Gruppen anders?</text:p>
          </text:list-item>
          <text:list-item>
            <text:p text:style-name="P4">Scheint die Reportage eher eine positive oder negative Darstellenung der Flüchtlingsituation?</text:p>
          </text:list-item>
        </text:list>
        <text:p text:style-name="Standard">Syrien, Eritrea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watch-titl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lim</meta:initial-creator>
    <dc:creator>Robert Ritchie</dc:creator>
    <meta:editing-cycles>7</meta:editing-cycles>
    <meta:creation-date>2016-06-01T08:33:00</meta:creation-date>
    <dc:date>2016-09-25T21:54:32.32</dc:date>
    <meta:editing-duration>PT12M38S</meta:editing-duration>
    <meta:generator>OpenOffice/4.1.1$Win32 OpenOffice.org_project/411m6$Build-9775</meta:generator>
    <meta:document-statistic meta:table-count="0" meta:image-count="0" meta:object-count="0" meta:page-count="2" meta:paragraph-count="72" meta:word-count="367" meta:character-count="19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